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88d" officeooo:paragraph-rsid="001b288d"/>
    </style:style>
    <style:style style:name="P2" style:family="paragraph" style:parent-style-name="Standard">
      <style:paragraph-properties fo:text-align="start" style:justify-single-word="false"/>
      <style:text-properties officeooo:rsid="001b288d" officeooo:paragraph-rsid="001b288d"/>
    </style:style>
    <style:style style:name="P3" style:family="paragraph" style:parent-style-name="Standard">
      <style:text-properties officeooo:paragraph-rsid="001b288d"/>
    </style:style>
    <style:style style:name="P4" style:family="paragraph" style:parent-style-name="Standard">
      <style:text-properties officeooo:rsid="001e1525" officeooo:paragraph-rsid="001e1525"/>
    </style:style>
    <style:style style:name="P5" style:family="paragraph" style:parent-style-name="Standard">
      <style:text-properties officeooo:rsid="000870ed" officeooo:paragraph-rsid="001e1525"/>
    </style:style>
    <style:style style:name="P6" style:family="paragraph" style:parent-style-name="Standard">
      <style:text-properties officeooo:rsid="000870ed" officeooo:paragraph-rsid="001ef0c6"/>
    </style:style>
    <style:style style:name="P7" style:family="paragraph" style:parent-style-name="Standard">
      <style:text-properties officeooo:rsid="000870ed" officeooo:paragraph-rsid="001f8264"/>
    </style:style>
    <style:style style:name="P8" style:family="paragraph" style:parent-style-name="Standard">
      <style:text-properties officeooo:rsid="000870ed" officeooo:paragraph-rsid="0020efda"/>
    </style:style>
    <style:style style:name="P9" style:family="paragraph" style:parent-style-name="Standard">
      <style:text-properties officeooo:paragraph-rsid="001e1525"/>
    </style:style>
    <style:style style:name="P10" style:family="paragraph" style:parent-style-name="Standard">
      <style:text-properties officeooo:rsid="0020efda" officeooo:paragraph-rsid="0020efda"/>
    </style:style>
    <style:style style:name="T1" style:family="text">
      <style:text-properties officeooo:rsid="001b288d"/>
    </style:style>
    <style:style style:name="T2" style:family="text">
      <style:text-properties officeooo:rsid="000870ed"/>
    </style:style>
    <style:style style:name="T3" style:family="text">
      <style:text-properties officeooo:rsid="001f8264"/>
    </style:style>
    <style:style style:name="T4" style:family="text">
      <style:text-properties officeooo:rsid="0020ef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schermata userprofile</text:p>
      <text:p text:style-name="P2"/>
      <text:p text:style-name="P2">1.1</text:p>
      <text:p text:style-name="P2"/>
      <text:p text:style-name="P2">1.1.1 E' intuitivo verificare che sono nella schermata del'utente, in quanto vi è l'immagine del profilo e alcuni dati anagrafici in evidenza</text:p>
      <text:p text:style-name="P2"/>
      <text:p text:style-name="P2">1.1.2 <text:s/>Da qui è possibile andare in diverse direzioni -incrementabili in base al numero di post ai quali l'utente è iscritto-("settings ", "new post" , , “<text:span text:style-name="T4">notifiche</text:span>” "new publication", "publications" ,"posts", "follower", "followed", e svariati <text:span text:style-name="T4">gruppi</text:span> <text:s/>) </text:p>
      <text:p text:style-name="P2"/>
      <text:p text:style-name="P1">1.1.3 I bottoni è i link in ìmportanti sono visibili senza scrolling , essa infatti non è presente.</text:p>
      <text:p text:style-name="P1"/>
      <text:p text:style-name="P1">1.2</text:p>
      <text:p text:style-name="P1"/>
      <text:p text:style-name="P1">1.2.1 Vedo un'immagine profilo e dei dati anagrafici , una lista di gruppi e dei bottoni</text:p>
      <text:p text:style-name="P1">1.2.2 <text:s/>Sì, mostrare il profilo dell'utente</text:p>
      <text:p text:style-name="P1">1.2.3 Sì, sono sotto la navbar</text:p>
      <text:p text:style-name="P1">1.2.4 Sì, la struttura è chiara</text:p>
      <text:p text:style-name="P1">1.2.5 No, non vi è autore</text:p>
      <text:p text:style-name="P1">1.2.6. Sì, contenuti evidenziati anche nella homepage</text:p>
      <text:p text:style-name="P1"/>
      <text:p text:style-name="P1">1.3</text:p>
      <text:p text:style-name="P1"/>
      <text:p text:style-name="P1">1.3.1 Il testo è a me molto chiaro</text:p>
      <text:p text:style-name="P1">1.3.2 Sì, link è pulsanti evidenziati chiaramente</text:p>
      <text:p text:style-name="P1">1.3.3. Sì</text:p>
      <text:p text:style-name="P1"/>
      <text:p text:style-name="P1">2.1</text:p>
      <text:p text:style-name="P1"/>
      <text:p text:style-name="P1">2.1.1Sì, le etichette sono appropriate</text:p>
      <text:p text:style-name="P1">2.2.2 Sì, le etichette sono appropriate</text:p>
      <text:p text:style-name="P1"/>
      <text:p text:style-name="P1">2.2</text:p>
      <text:p text:style-name="P1"/>
      <text:p text:style-name="P3"><text:span text:style-name="T1">2.2.1 Sì, </text:span>Il linguaggio è appropriato per gli utenti che utilizzano il sito</text:p>
      <text:p text:style-name="P3"><text:span text:style-name="T1">2.2.2 No,non s</text:span>ono presenti informazioni temporali </text:p>
      <text:p text:style-name="P3"><text:span text:style-name="T1">2.2.3 <text:s/>No, non s</text:span>ono mostrati gli autori</text:p>
      <text:p text:style-name="P1"/>
      <text:p text:style-name="P1">3.1</text:p>
      <text:p text:style-name="P1"/>
      <text:p text:style-name="P3"><text:span text:style-name="T1">3.1.1 No, non v</text:span>iene evitata l’introduzione in Flash</text:p>
      <text:p text:style-name="P3"><text:span text:style-name="T1">3.1.2 Sì, l</text:span>a pagina ha un pulsante “Pagina precedente “</text:p>
      <text:p text:style-name="P3"><text:span text:style-name="T1">3.1.3 Sì, l</text:span>a pagina ha un pulsante “Home”</text:p>
      <text:p text:style-name="P4">3.1.4. Sì , questi pulsanti funzionano correttamente anche all’interno di pagine che fanno uso di <text:tab/>frame</text:p>
      <text:p text:style-name="P4">3.1.5. Non sono necessari</text:p>
      <text:p text:style-name="P4">3.1.6. <text:span text:style-name="T2">Si, per via dei pochi elementi grafici</text:span></text:p>
      <text:p text:style-name="P3"/>
      <text:p text:style-name="P4">3.2</text:p>
      <text:p text:style-name="P4"/>
      <text:p text:style-name="P5">3.2.1 Non sono presenti messaggi di errore</text:p>
      <text:p text:style-name="P5"><text:soft-page-break/>3.2.2 Si</text:p>
      <text:p text:style-name="P5">3.2.3 Si</text:p>
      <text:p text:style-name="P5">3.2.4 Si</text:p>
      <text:p text:style-name="P5">3.2.5 Non sono presenti tasti a scelta rapida</text:p>
      <text:p text:style-name="P5"/>
      <text:p text:style-name="P5">3.3</text:p>
      <text:p text:style-name="P5"/>
      <text:p text:style-name="P5">3.3.1 Si, sono usati in maniera corretta</text:p>
      <text:p text:style-name="P5">3.3.2 Si, molto facilmente</text:p>
      <text:p text:style-name="P5">3.3.3 No</text:p>
      <text:p text:style-name="P5">3.3.4 Non sono presenti frames</text:p>
      <text:p text:style-name="P5"><text:tab/></text:p>
      <text:p text:style-name="P5">4.1</text:p>
      <text:p text:style-name="P5"/>
      <text:p text:style-name="P9"><text:span text:style-name="T2">4.1.1 Sì, il </text:span>nomi dei link sono consistenti con la destinazione </text:p>
      <text:p text:style-name="P9"><text:span text:style-name="T2">4.1.2 Si, i</text:span>l titolo della pagina è consistente col contenuto</text:p>
      <text:p text:style-name="P5"/>
      <text:p text:style-name="P6">4.2</text:p>
      <text:p text:style-name="P6"/>
      <text:p text:style-name="P6">4.2.1 Il contenuto è valido e coerente con la trama del sito</text:p>
      <text:p text:style-name="P6">4.2.2 La pagina è parzialmente credibile, per via della mancanza di riferimenti ad autori o <text:tab/>amministratori del sito</text:p>
      <text:p text:style-name="P6">4.2.3 Non ci sono fonti esterne</text:p>
      <text:p text:style-name="P6"><text:tab/></text:p>
      <text:p text:style-name="P6">4.3</text:p>
      <text:p text:style-name="P6"/>
      <text:p text:style-name="P6">4.3.1 Si, lo stile è mantenuto nella pagina e </text:p>
      <text:p text:style-name="P6"><text:tab/>in tutta la navigazione nel sito</text:p>
      <text:p text:style-name="P6">4.3.2 Si, il layout si mantiene consistente nelle varie interfacce del sito</text:p>
      <text:p text:style-name="P6">4.3.3 Si, lo standard per i link è rispettato</text:p>
      <text:p text:style-name="P6">4.3.4 Non apparentemente</text:p>
      <text:p text:style-name="P6"/>
      <text:p text:style-name="P7">5.1</text:p>
      <text:p text:style-name="P7">5.1.1 Si, la navigazione è semplice e strutturalmente guidata</text:p>
      <text:p text:style-name="P7">5.1.2 //Ignorare</text:p>
      <text:p text:style-name="P7">5.1.3 //Ignorare</text:p>
      <text:p text:style-name="P7">5.1.5 Parzialmente, sono presenti dei frames in cui sono mostrati i seguiti di un ricercatore</text:p>
      <text:p text:style-name="P7"/>
      <text:p text:style-name="P7">5.2 </text:p>
      <text:p text:style-name="P7">5.2.1 Si, sono prevenuti attraverso controlli </text:p>
      <text:p text:style-name="P7">5.2.2 //Ignorare</text:p>
      <text:p text:style-name="P7"/>
      <text:p text:style-name="P7"><text:span text:style-name="T3">6</text:span>.1 </text:p>
      <text:p text:style-name="P7">6.1.1 No, i link non sono per niente opprimenti</text:p>
      <text:p text:style-name="P7">6.1.2 No, non è presente quasi nessun tooltip</text:p>
      <text:p text:style-name="P7"/>
      <text:p text:style-name="P7">6.2 </text:p>
      <text:p text:style-name="P7">6.2.1 Si, i link sono sufficientemente descrittivi</text:p>
      <text:p text:style-name="P7">6.2.2 //Ignorare</text:p>
      <text:p text:style-name="P7">6.2.3 //Ignorare</text:p>
      <text:p text:style-name="P7"/>
      <text:p text:style-name="P7"/>
      <text:p text:style-name="P7"><text:soft-page-break/>7.1 </text:p>
      <text:p text:style-name="P7">7.1.1 Si, nessun problema rilevato</text:p>
      <text:p text:style-name="P7">7.1.2 Si, è fornito un meccanismo di ricerca che copre parzialmente lo spettro di contenuti <text:tab/>ricercabili</text:p>
      <text:p text:style-name="P7">7.2</text:p>
      <text:p text:style-name="P7">7.2.1 Si, è possibile andare in profondità a seconda della volontà</text:p>
      <text:p text:style-name="P7">7.2.2 //Ignorare</text:p>
      <text:p text:style-name="P7"/>
      <text:p text:style-name="P7">8.1</text:p>
      <text:p text:style-name="P7">8.1.1 Si, i pulsanti sono raggruppati per funzionalità</text:p>
      <text:p text:style-name="P7">8.1.2 Non sono presenti link/paragrafi/pulsanti di importanza minore</text:p>
      <text:p text:style-name="P7">8.1.3 Si, sono evitati termini non informativi</text:p>
      <text:p text:style-name="P7"/>
      <text:p text:style-name="P7">8.2 </text:p>
      <text:p text:style-name="P7">8.2.1 Si, la struttura ed il contenuto minimale sono molto succinti e diretti</text:p>
      <text:p text:style-name="P7">8.2.2 Non sono presenti dettagli</text:p>
      <text:p text:style-name="P7">8.2.3//Ignorare</text:p>
      <text:p text:style-name="P7">8.2.3 <text:span text:style-name="T3">Dipende dal numero di gruppi ai quali l'utente è iscritto</text:span></text:p>
      <text:p text:style-name="P7">8.2.5 L'unico paragrafo presente, contiene un'unica idea</text:p>
      <text:p text:style-name="P7"/>
      <text:p text:style-name="P7">8.3</text:p>
      <text:p text:style-name="P7">8.3.1 Si, sono evitate immagini superflue</text:p>
      <text:p text:style-name="P7">8.3.2 Si, sono evitati blinking e animazioni flash non necessarie</text:p>
      <text:p text:style-name="P7"/>
      <text:p text:style-name="P7">9.1</text:p>
      <text:p text:style-name="P7">9.1.1 No, non ci sono pagine di errore e gli stessi, sono comunicati in maniera sbagliata o non comunicati</text:p>
      <text:p text:style-name="P7"/>
      <text:p text:style-name="P7">10.1</text:p>
      <text:p text:style-name="P7">10.1.1 No, non sono presenti sezioni di help</text:p>
      <text:p text:style-name="P7"/>
      <text:p text:style-name="P10">La pagina appare abbastanza intuitiva a qualsiasi tipo di utente, tuttavia </text:p>
      <text:p text:style-name="P10">potrebbero avere (inizialmente) difficoltà maggiori <text:s/>di usabilità coloro i quali hanno poca dimestichezza con i social network e i tipici concetti di (profilo, post , fololwer e lollowed).</text:p>
      <text:p text:style-name="P10"/>
      <text:p text:style-name="P8">-Non vi è la possilità di modificare la dimensione <text:span text:style-name="T4">dell'immagine del profilo</text:span> [Livello 0: Non considerato come problema di usabilità]</text:p>
      <text:p text:style-name="P8"/>
      <text:p text:style-name="P8">-Non vi è la possilità di <text:span text:style-name="T4">non scegliere alcuna immagine del profilo, in quanto il sistema ne assegnerà sempre una di default se l'user non dovesse caricarne una manualmente</text:span> [Livello 0: Non considerato come problema di usabilità]</text:p>
      <text:p text:style-name="P8"/>
      <text:p text:style-name="P8">-Sono mancanti informazioni su chi è l'autore del sito e chi lo amministra [Livello 3: Problema Rilevante]]</text:p>
      <text:p text:style-name="P8"/>
      <text:p text:style-name="P8">-Sono mancanti tooltip per aiutare l'utente nell'interazione [Livello 2: Problema Secondario]</text:p>
      <text:p text:style-name="P8"/>
      <text:p text:style-name="P8">-Non vi è la possilità di modificare la dimensione dei caratteri [Livello 0: Non considerato come problema di usabilità]</text:p>
      <text:p text:style-name="P8"/>
      <text:p text:style-name="P8">-Sono mancanti feedback di eventuali errori e pagine di help per l'utente [Livello 4 : Catastrofe di usabilità]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9:50:26.380000000</meta:creation-date>
    <dc:date>2018-02-10T20:30:33.024000000</dc:date>
    <meta:editing-duration>PT24M13S</meta:editing-duration>
    <meta:editing-cycles>6</meta:editing-cycles>
    <meta:generator>LibreOffice/5.0.2.2$Windows_x86 LibreOffice_project/37b43f919e4de5eeaca9b9755ed688758a8251fe</meta:generator>
    <meta:document-statistic meta:table-count="0" meta:image-count="0" meta:object-count="0" meta:page-count="4" meta:paragraph-count="102" meta:word-count="753" meta:character-count="4647" meta:non-whitespace-character-count="3972"/>
  </office:meta>
</office:document-meta>
</file>